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575in" style:rel-column-width="15416*"/>
    </style:style>
    <style:style style:name="Table1.B" style:family="table-column">
      <style:table-column-properties style:column-width="1.6153in" style:rel-column-width="15811*"/>
    </style:style>
    <style:style style:name="Table1.C" style:family="table-column">
      <style:table-column-properties style:column-width="1.7431in" style:rel-column-width="17061*"/>
    </style:style>
    <style:style style:name="Table1.D" style:family="table-column">
      <style:table-column-properties style:column-width="1.7618in" style:rel-column-width="17247*"/>
    </style:style>
    <style:style style:name="Table1.1" style:family="table-row">
      <style:table-row-properties style:min-row-height="0.02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1" style:family="table-row">
      <style:table-row-properties style:min-row-height="0.3in"/>
    </style:style>
    <style:style style:name="P1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4dd65" officeooo:paragraph-rsid="0002829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4dd65" officeooo:paragraph-rsid="0004dd6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571df" officeooo:paragraph-rsid="0002829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2829c" officeooo:paragraph-rsid="000282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3f156" officeooo:paragraph-rsid="0002829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6bf4a" officeooo:paragraph-rsid="0006bf4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2829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4dd6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059" fo:language="de" fo:country="DE" fo:font-weight="bold" officeooo:rsid="00023bf5" officeooo:paragraph-rsid="00023b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059" fo:font-size="13pt" fo:language="de" fo:country="DE" fo:font-weight="bold" officeooo:rsid="00023bf5" officeooo:paragraph-rsid="00023bf5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1076fd" officeooo:paragraph-rsid="001076fd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e10bf" officeooo:paragraph-rsid="000e10b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059" fo:font-size="11pt" fo:language="de" fo:country="DE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C059" fo:font-size="11pt" fo:language="de" fo:country="DE" officeooo:paragraph-rsid="000cf0d8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d4d47" officeooo:paragraph-rsid="000d4d47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cf0d8" officeooo:paragraph-rsid="000cf0d8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803b3" officeooo:paragraph-rsid="000803b3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C059" fo:font-size="12pt" fo:language="de" fo:country="DE" officeooo:rsid="001076fd" officeooo:paragraph-rsid="001076fd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059" fo:font-size="12pt" fo:language="de" fo:country="DE" officeooo:rsid="001076fd" officeooo:paragraph-rsid="0010f3c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1076fd" officeooo:paragraph-rsid="001076fd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803b3" officeooo:paragraph-rsid="000803b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e10bf" officeooo:paragraph-rsid="000e10bf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059" fo:font-size="11pt" fo:language="de" fo:country="DE" officeooo:rsid="000d4d47" officeooo:paragraph-rsid="000d4d47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6bf4a" officeooo:paragraph-rsid="0006bf4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059" fo:language="de" fo:country="DE" fo:font-weight="normal" officeooo:rsid="0006bf4a" officeooo:paragraph-rsid="001815b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059" fo:language="de" fo:country="DE" fo:font-weight="bold" officeooo:rsid="0002829c" officeooo:paragraph-rsid="0006bf4a" style:font-weight-asian="bold" style:font-weight-complex="bold"/>
    </style:style>
    <style:style style:name="T1" style:family="text">
      <style:text-properties fo:font-weight="normal" officeooo:rsid="0003f156" style:font-weight-asian="normal" style:font-weight-complex="normal"/>
    </style:style>
    <style:style style:name="T2" style:family="text">
      <style:text-properties fo:font-weight="normal" officeooo:rsid="0004dd65" style:font-weight-asian="normal" style:font-weight-complex="normal"/>
    </style:style>
    <style:style style:name="T3" style:family="text">
      <style:text-properties fo:font-weight="normal" officeooo:rsid="000571df" style:font-weight-asian="normal" style:font-weight-complex="normal"/>
    </style:style>
    <style:style style:name="T4" style:family="text">
      <style:text-properties fo:font-weight="normal" officeooo:rsid="0006bf4a" style:font-weight-asian="normal" style:font-weight-complex="normal"/>
    </style:style>
    <style:style style:name="T5" style:family="text">
      <style:text-properties officeooo:rsid="0006bf4a"/>
    </style:style>
    <style:style style:name="T6" style:family="text">
      <style:text-properties fo:font-style="normal" style:text-underline-style="none" officeooo:rsid="0006bf4a" style:font-style-asian="normal" style:font-style-complex="normal"/>
    </style:style>
    <style:style style:name="T7" style:family="text">
      <style:text-properties officeooo:rsid="000cf0d8"/>
    </style:style>
    <style:style style:name="T8" style:family="text">
      <style:text-properties officeooo:rsid="000d4d47"/>
    </style:style>
    <style:style style:name="T9" style:family="text">
      <style:text-properties officeooo:rsid="001076fd"/>
    </style:style>
    <style:style style:name="T10" style:family="text">
      <style:text-properties officeooo:rsid="0010f3c4"/>
    </style:style>
    <style:style style:name="T11" style:family="text">
      <style:text-properties officeooo:rsid="00110a80"/>
    </style:style>
    <style:style style:name="T12" style:family="text">
      <style:text-properties officeooo:rsid="0015e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twicklung und Implementierung eines <text:span text:style-name="T5">userinput- und scriptgesteuerten, betriebssystemunabhängigen Networking-Interfaces unter Zuhilfenahme eines eigenständig entwickelten </text:span><text:span text:style-name="T6">Protokolls</text:span></text:p>
      <text:p text:style-name="P9"/>
      <text:p text:style-name="P9"/>
      <text:p text:style-name="P9"/>
      <text:p text:style-name="P9"/>
      <text:p text:style-name="P7">Zielstellung:</text:p>
      <text:p text:style-name="P1"><text:tab/>- Literaturstudium:</text:p>
      <text:p text:style-name="P7"><text:span text:style-name="T2"><text:tab/><text:tab/></text:span><text:span text:style-name="T3">- Networking</text:span></text:p>
      <text:p text:style-name="P3"><text:tab/><text:tab/>- Protokolle</text:p>
      <text:p text:style-name="P3"><text:tab/><text:tab/>- Scriptsprachen<text:tab/></text:p>
      <text:p text:style-name="P1"/>
      <text:p text:style-name="P4"><text:tab/>- Protokolldesign:</text:p>
      <text:p text:style-name="P7"><text:span text:style-name="T1"><text:tab/><text:tab/></text:span><text:span text:style-name="T2">- Entwicklung </text:span></text:p>
      <text:p text:style-name="P5"><text:tab/><text:tab/>- Evaluierung (Effizienz, Funktionalität, Fehlerumgang)</text:p>
      <text:p text:style-name="P5"><text:tab/></text:p>
      <text:p text:style-name="P8"><text:span text:style-name="T1"><text:tab/></text:span><text:span text:style-name="T2">- Syntaxdesign:</text:span></text:p>
      <text:p text:style-name="P8"><text:span text:style-name="T2"><text:tab/><text:tab/></text:span><text:span text:style-name="T1">- </text:span><text:span text:style-name="T4">dynamische</text:span><text:span text:style-name="T1"> Verarbeitung von User-Eingaben </text:span><text:span text:style-name="T2"><text:s/></text:span><text:span text:style-name="T1"><text:tab/></text:span></text:p>
      <text:p text:style-name="P5"/>
      <text:p text:style-name="P7"><text:span text:style-name="T1"><text:tab/></text:span><text:span text:style-name="T2">- Implementierung:</text:span></text:p>
      <text:p text:style-name="P2"><text:tab/><text:tab/>- Betriebssystem unabhängig</text:p>
      <text:p text:style-name="P26"><text:span text:style-name="T2"><text:tab/><text:tab/>- </text:span><text:span text:style-name="T4">Benutzerfreundlichkeit</text:span></text:p>
      <text:p text:style-name="P25"><text:span text:style-name="T12"><text:tab/><text:tab/>- GUI(schlicht)</text:span></text:p>
      <text:p text:style-name="P6"><text:tab/><text:tab/>- Kombination von Hard- und Scriptco<text:tab/>de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Woche</text:p>
          </table:table-cell>
          <table:table-cell table:style-name="Table1.A1" office:value-type="string">
            <text:p text:style-name="P13">Jan Sommerfeld</text:p>
          </table:table-cell>
          <table:table-cell table:style-name="Table1.A1" office:value-type="string">
            <text:p text:style-name="P13">Benedikt Schäfer</text:p>
          </table:table-cell>
          <table:table-cell table:style-name="Table1.D1" office:value-type="string">
            <text:p text:style-name="P13">Leonard Petereit </text:p>
          </table:table-cell>
        </table:table-row>
        <table:table-row table:style-name="Table1.1">
          <table:table-cell table:style-name="Table1.A2" office:value-type="string">
            <text:p text:style-name="P17">39</text:p>
          </table:table-cell>
          <table:table-cell table:style-name="Table1.B2" table:number-rows-spanned="6" table:number-columns-spanned="3" office:value-type="string">
            <text:p text:style-name="P16">Literatur: <text:s/>- <text:s/>Protokolle</text:p>
            <text:p text:style-name="P16"><text:s text:c="18"/>- <text:s/>Scriptcode in Hardcode </text:p>
            <text:p text:style-name="P16"><text:s text:c="18"/><text:span text:style-name="T8">- <text:s/>C++ / Qt</text:span></text:p>
            <text:p text:style-name="P16"/>
            <text:p text:style-name="P18"/>
            <text:p text:style-name="P18"/>
            <text:p text:style-name="P19">Schreiben der Kapitel 1. - 1.3. </text:p>
            <text:p text:style-name="P19">(Leo<text:span text:style-name="T11">nard</text:span> 1.1. ;Bene<text:span text:style-name="T11">dikt</text:span> 1.3. ;Jan 1. ,1.2.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1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42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4 Kur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5 Kurs</text:p>
          </table:table-cell>
          <table:table-cell table:style-name="Table1.B2" table:number-rows-spanned="2" table:number-columns-spanned="3" office:value-type="string">
            <text:p text:style-name="P15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6 <text:span text:style-name="T7">Kur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7</text:p>
          </table:table-cell>
          <table:table-cell table:style-name="Table1.B2" table:number-rows-spanned="3" table:number-columns-spanned="3" office:value-type="string">
            <text:p text:style-name="P15">Protokolldesign / Backend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8 <text:span text:style-name="T7">Kurs, Bwinf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49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50 <text:span text:style-name="T7">Kurs</text:span></text:p>
          </table:table-cell>
          <table:table-cell table:style-name="Table1.B2" table:number-columns-spanned="3" office:value-type="string">
            <text:p text:style-name="P15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51 </text:p>
          </table:table-cell>
          <table:table-cell table:style-name="Table1.B2" table:number-rows-spanned="3" table:number-columns-spanned="3" office:value-type="string">
            <text:p text:style-name="P15">Beginn Implementierung</text:p>
            <text:p text:style-name="P15"/>
            <text:p text:style-name="P15"/>
            <text:p text:style-name="P11">Schreiben des Kapitels 1.4. (alle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52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2</text:p>
          </table:table-cell>
          <table:table-cell table:style-name="Table1.B2" table:number-rows-spanned="3" table:number-columns-spanned="3" office:value-type="string">
            <text:p text:style-name="P15">Scriptsprachenwahl <text:span text:style-name="T9">+ Aneignen der Scriptsprache</text:span></text:p>
            <text:p text:style-name="P15"/>
            <text:p text:style-name="P11">Schreiben der Kapitel 2. - 2.2. (Leo<text:span text:style-name="T11">nard</text:span> 2.2. ;Jan 2. ,2.1.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3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4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5</text:p>
          </table:table-cell>
          <table:table-cell table:style-name="Table1.B2" table:number-columns-spanned="3" office:value-type="string">
            <text:p text:style-name="P11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6 Ferien</text:p>
          </table:table-cell>
          <table:table-cell table:style-name="Table1.B2" table:number-rows-spanned="6" table:number-columns-spanned="3" office:value-type="string">
            <text:p text:style-name="P15">Entwicklung und Implementierung de<text:span text:style-name="T10">s Hauptteils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1">Schreiben des Kapitels 2.3. (Bene<text:span text:style-name="T11">dikt</text:span>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8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9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2</text:p>
          </table:table-cell>
          <table:table-cell table:style-name="Table1.B2" table:number-rows-spanned="3" table:number-columns-spanned="3" office:value-type="string">
            <text:p text:style-name="P12">Puffer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3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4 Feri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5</text:p>
          </table:table-cell>
          <table:table-cell table:style-name="Table1.B2" table:number-rows-spanned="4" table:number-columns-spanned="3" office:value-type="string">
            <text:p text:style-name="P12">Variabel: - Puffer(Aufholen / Fehler) </text:p>
            <text:p text:style-name="P12"><text:s text:c="16"/>- Ausbau</text:p>
            <text:p text:style-name="P12"><text:s text:c="16"/>- Weiterarbeit (Syntaxentwicklung / UI)</text:p>
            <text:p text:style-name="P12"><text:s text:c="16"/><text:span text:style-name="T10">- Schreiben der Kapitel 3. -3.1.(Benedikt)</text:span></text:p>
          </table:table-cell>
          <table:covered-table-cell/>
          <table:covered-table-cell/>
        </table:table-row>
        <table:table-row table:style-name="Table1.31">
          <table:table-cell table:style-name="Table1.A2" office:value-type="string">
            <text:p text:style-name="P13">1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7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8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19</text:p>
          </table:table-cell>
          <table:table-cell table:style-name="Table1.B2" table:number-rows-spanned="3" table:number-columns-spanned="3" office:value-type="string">
            <text:p text:style-name="P12">Vorbereitung Zwischenstand</text:p>
            <text:p text:style-name="P12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3">21</text:p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14">22 Zwischenstand</text:p>
          </table:table-cell>
          <table:table-cell table:style-name="Table1.B2" table:number-columns-spanned="3" office:value-type="string">
            <text:p text:style-name="P12">Zwischenstand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1:04:17.272016903</meta:creation-date>
    <dc:date>2017-09-20T14:21:39.474958727</dc:date>
    <meta:editing-duration>PT51M9S</meta:editing-duration>
    <meta:editing-cycles>13</meta:editing-cycles>
    <meta:generator>LibreOffice/5.3.6.1$Linux_X86_64 LibreOffice_project/30m0$Build-1</meta:generator>
    <meta:document-statistic meta:table-count="1" meta:image-count="0" meta:object-count="0" meta:page-count="3" meta:paragraph-count="80" meta:word-count="198" meta:character-count="1448" meta:non-whitespace-character-count="1202"/>
  </office:meta>
</office:document-meta>
</file>